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 style:parent-style-name="Textbody" style:family="paragraph">
      <style:paragraph-properties fo:text-align="justify"/>
    </style:style>
    <style:style style:name="P3" style:parent-style-name="Textbody" style:family="paragraph">
      <style:paragraph-properties fo:margin-bottom="0in"/>
    </style:style>
    <style:style style:name="P4" style:parent-style-name="Textbody" style:family="paragraph">
      <style:paragraph-properties fo:margin-bottom="0in"/>
    </style:style>
    <style:style style:name="P5" style:parent-style-name="Textbody" style:family="paragraph"/>
    <style:style style:name="P6" style:parent-style-name="Standard" style:family="paragraph">
      <style:text-properties fo:color="#999999"/>
    </style:style>
    <style:style style:name="P7" style:parent-style-name="Standard" style:family="paragraph">
      <style:text-properties fo:color="#999999"/>
    </style:style>
  </office:automatic-styles>
  <office:body>
    <office:text text:use-soft-page-breaks="true">
      <text:p text:style-name="P1"/>
      <text:p text:style-name="Titre">Rapport de projet de LP25</text:p>
      <text:p text:style-name="Standard"/>
      <text:p text:style-name="Standard">Noir Arnaud TC3</text:p>
      <text:p text:style-name="Standard"/>
      <text:p text:style-name="Standard">Automne 2025</text:p>
      <text:p text:style-name="Standard"/>
      <text:h text:style-name="Titre1" text:outline-level="1">Contexte du projet</text:h>
      <text:p text:style-name="Standard"/>
      <text:p text:style-name="P2">le projet consiste à concevoir un<text:s/><text:span text:style-name="StrongEmphasis">programme de gestion de processus pour systèmes Linux</text:span>, capable de fonctionner aussi bien<text:s/><text:span text:style-name="StrongEmphasis">en local que sur des hôtes distants</text:span>. L’objectif est de fournir une interface interactive, inspirée de l’outil<text:s/><text:span text:style-name="SourceText">htop</text:span>, permettant :</text:p>
      <text:list text:style-name="LFO1" text:continue-numbering="true">
        <text:list-item>
          <text:p text:style-name="P3">d’afficher dynamiquement la liste des processus actifs sur une ou plusieurs machines,</text:p>
        </text:list-item>
        <text:list-item>
          <text:p text:style-name="P4">de visualiser des informations détaillées (PID, utilisateur, consommation CPU/mémoire, temps d’exécution, etc.),</text:p>
        </text:list-item>
        <text:list-item>
          <text:p text:style-name="P5">et d’interagir directement avec les processus (mise en pause, arrêt, reprise, redémarrage). L’outil reposera sur des mécanismes standards de communication et d’administration à distance (SSH, etc.), compatibilité avec les principales distributions Linux.</text:p>
        </text:list-item>
      </text:list>
      <text:p text:style-name="Standard"/>
      <text:h text:style-name="Titre1" text:outline-level="1">État des lieux des compétences du groupe</text:h>
      <text:p text:style-name="Standard"/>
      <text:p text:style-name="Normal">Avant LP25, mon niveau en langage C était<text:s/>celui que l’on a à la fin d’IF2<text:s/>: je maîtrisais les bases (types, boucles, fonctions, compilation simple) et j’avais déjà manipulé quelques tableaux et structures<text:s/>et un peu les pointeurs. En revanche, la gestion fine de la mémoire (malloc/free, fuites), les chaînes et la conception modulaire me posaient des difficultés. Je n’avais jamais utilisé ncurses pour une interface console avancée, ni orchestré des commandes à distance via SSH/Telnet depuis un programme C. Je m’attendais donc à rencontrer des obstacles sur la structuration en modules (manager/process/network/ui), la robustesse du parsing des options, et<text:s/>l’interactivité (rafraîchissement, gestion clavier, filtres).</text:p>
      <text:p text:style-name="Standard"/>
      <text:h text:style-name="Titre1" text:outline-level="1">Répartition des tâches : planification</text:h>
      <text:p text:style-name="Standard"/>
      <text:p text:style-name="Standard">Étant seul sur le projet, j’ai planifié les tâches<text:s/>de la façon suivante<text:s/>:<text:line-break/>• Analyse détaillée du sujet et des options attendues (1 jour).<text:line-break/>• Conception de l’architecture (modules, entêtes, conventions de code, Makefile, format du fichier .config) (2 jours).<text:line-break/>• Développement des modules :<text:line-break/><text:s text:c="2"/>– manager : orchestration et construction de la liste d’hôtes (1,5 jour).<text:line-break/><text:s text:c="2"/>– process : gestion des processus locaux (ps, signaux, redémarrage) (2 jours).<text:line-break/><text:s text:c="2"/>– network : exécution distante (SSH/Telnet, parsing de sortie) (2 jours).<text:line-break/><text:s text:c="2"/>– ui : interface ncurses (onglets, table, filtres, raccourcis) (1,5 jour).<text:line-break/><text:soft-page-break/>• Tests unitaires et d’intégration (3 jours).<text:line-break/>• Rédaction du rapport (1 jour).</text:p>
      <text:h text:style-name="Titre1" text:outline-level="1">Répartition des tâches : réalisation</text:h>
      <text:p text:style-name="Standard"/>
      <text:p text:style-name="Normal">Dans la réalité, le temps accorder aux différentes à un peu varier<text:s/>:<text:line-break/>• Analyse : 1 jour.<text:line-break/>• Conception :<text:s/>3<text:s/>jours.<text:line-break/>• Développement : environ 10<text:s/>jours.<text:line-break/>• Tests :<text:s/>0,5<text:line-break/>• Rédaction du rapport :<text:s/>0,5<text:s/>jour.</text:p>
      <text:p text:style-name="P6"/>
      <text:p text:style-name="Standard"/>
      <text:h text:style-name="Titre1" text:outline-level="1">Difficultés rencontrées</text:h>
      <text:p text:style-name="Standard"/>
      <text:h text:style-name="Titre2" text:outline-level="2">Compréhension des objectifs</text:h>
      <text:p text:style-name="Standard"/>
      <text:p text:style-name="Normal">Plusieurs points du sujet demandaient de la clarification personnelle : l’étendue des interactions (pause/arrêt/tuer/redémarrer) et les attentes exactes sur l’affichage mutualisé (onglets par machine). Pour combler ces zones d’ombre, j’ai relu la consigne, comparé avec<text:s/>le fonctionnement<text:s/>d’htop<text:s/>afin de voir au mieux ce qui était attendu.</text:p>
      <text:p text:style-name="Standard"/>
      <text:h text:style-name="Titre2" text:outline-level="2">Réalisation des objectifs</text:h>
      <text:p text:style-name="Standard"/>
      <text:p text:style-name="Normal">Les difficultés techniques principales ont été :<text:line-break/>• Gestion mémoire et pointeurs : des segfaults liés à des buffers insuffisants ou à des strdup sans contrôle. J’ai résolu en bornant toutes les copies par `strncpy`, en centralisant la liste dynamique (append + realloc), et en libérant systématiquement.<text:line-break/>• ncurses : gestion des rafraîchissements et des limites d’écran (COLS/LINES). J’ai simplifié l’UI (entête + table + barre d’état), limité le nombre de lignes affichées, et ajouté un petit délai.<text:line-break/>• Exécution distante : la sortie de `ps` varie peu mais le mode Telnet est très dépendant du serveur. J’ai privilégié SSH (popen sur `ssh -p … user@host 'commande'`).<text:line-break/>• Parsing des options : utilisation de `getopt_long`, attention aux valeurs par défaut (type de connexion, port).</text:p>
      <text:p text:style-name="Standard"/>
      <text:h text:style-name="Titre1" text:outline-level="1">Proposition d’une amélioration</text:h>
      <text:p text:style-name="Standard"/>
      <text:p text:style-name="Normal">Le modèle actuel est fonctionnel mais perfectible.<text:s/>Je ne vois malheureusement pas comment l’améliorer.</text:p>
      <text:p text:style-name="Normal"/>
      <text:h text:style-name="Titre1" text:outline-level="1">Analyse des résultats</text:h>
      <text:p text:style-name="Standard"/>
      <text:soft-page-break/>
      <text:p text:style-name="Normal">Après compilation et exécution, le code semble fonctionnel et aucun problème majeur n’a été rencontré lors des tests. Le programme répond aux objectifs : il affiche correctement la liste des processus locaux et distants, et les interactions via l’interface ncurses sont fluides.<text:line-break/><text:line-break/>Exemples de fonctions clés :<text:line-break/>• process_list_local() : cette fonction exécute la commande `ps -eo pid,user,pcpu,pmem,etime,comm` pour récupérer les processus locaux, puis les stocke dans une structure dynamique.<text:line-break/>• network_list_remote() : elle établit une connexion SSH ou Telnet pour exécuter la même commande sur un hôte distant et renvoie la liste des processus.<text:line-break/>• ui_run() : lance l’interface ncurses, gère l’affichage des onglets par machine, les raccourcis clavier (F1 à F8) et les actions comme pause, arrêt ou redémarrage d’un processus.<text:line-break/><text:line-break/>Ces fonctions ont été testées avec succès : par exemple, process_list_local() retourne bien les PID et commandes en cours, et ui_run() permet de filtrer les processus par nom via F4 sans erreur. Le mode --dry-run confirme aussi que la collecte des processus fonctionne sans afficher l’interface..</text:p>
      <text:p text:style-name="P7"/>
      <text:p text:style-name="Standard"/>
      <text:h text:style-name="Titre1" text:outline-level="1">Retour d’expérience</text:h>
      <text:p text:style-name="Standard"/>
      <text:p text:style-name="Standard">Le retour d’expérience (REX ou RETEX) d’un projet est un des enseignements majeurs de ce projet. Il consiste à reprendre le déroulement réel du projet, à le comparer au plan, puis à identifier les principaux points où les deux divergent afin d’en examiner les causes, les conséquences et les procédures à mettre en œuvre pour éviter que cela ne se reproduise. Il est fréquent que le RETEX soit pratiqué de manière informelle, ou par un manager n’ayant pas réellement contribué au projet. Certaines structures, en revanche, ont une approche bien plus formelle et enrichissante du RETEX, on pourra par exemple citer les forces armées et l’industrie électro-nucléaire. En effet, procéder à un RETEX complet, sans concession, dont les conclusions impliqueront des mises à jours des doctrines est un processus garant du maintient d’une structure en conditions opérationnelles. Il arrive parfois même de faire le RETEX d’un événement ou d’un projet d’une entité externe (EDF, l’IRSN et l’ASN ont fait un RETEX de l’accident de Fukushima, bien qu’il ait eu lieu sur des réacteurs de nature différente opérés par un autre fournisseur d’électricité, TEPCO).</text:p>
      <text:p text:style-name="Standard"/>
      <text:p text:style-name="Standard">1) **Intégration de ncurses** : Cette étape m’a pris environ 2 jours supplémentaires par rapport à mon estimation initiale. La raison principale était mon manque de familiarité avec la bibliothèque. J’ai perdu du temps à comprendre la logique des fenêtres, des rafraîchissements et des raccourcis clavier. Avec le recul, j’aurais pu surmonter ce problème en réalisant un mini-projet d’entraînement avant de commencer, ou en consultant des tutoriels vidéo dès le début.<text:line-break/><text:line-break/>2) **Gestion mémoire et pointeurs** : J’ai eu des erreurs de segmentation (segfault) qui ont retardé le projet d’environ 1,5 jour. La source profonde était mon manque d’expérience avec malloc/free et la manipulation des chaînes. Pour éviter cela, j’aurais pu utiliser valgrind dès les premières étapes et<text:s/>faire quelques recherches plus importantes sur le fonctionnement de la gestion de la mémoire et des pointeurs dès le début.<text:line-break/><text:line-break/>3) **Connexion SSH/Telnet** : La mise en place des commandes distantes a pris 1 jour de plus que prévu. J’ai sous-estimé la complexité des tests réseau et la dépendance à la configuration des serveurs. Une meilleure anticipation aurait été de tester manuellement les commandes SSH avant d’intégrer le code.<text:line-break/><text:line-break/><text:soft-page-break/>4) **Parsing des options avec getopt_long** : J’ai passé environ une demi-journée supplémentaire à corriger des erreurs de parsing et des valeurs par défaut incorrectes. Ce problème aurait pu être évité en écrivant un tableau de tests unitaires pour chaque option dès le départ.<text:line-break/></text:p>
      <text:h text:style-name="Titre1" text:outline-level="1">Conclusion</text:h>
      <text:p text:style-name="Standard"/>
      <text:p text:style-name="Normal">Ce projet m’a permis de progresser en C et en conception logicielle : j’ai construit une application modulaire, une interface ncurses et des fonctionnalités réseau de base.<text:s/>Travailler seul m’a imposé une organisation rigoureuse<text:s/>et une charge de travail très importantes<text:s/>; l’aide de l’IA a été utile pour structurer et accélérer<text:s/>et m’aider lors de ce projet, tout en gardant l’esprit critique sur le code produi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 style:display-name="Table" style:family="paragraph" style:parent-style-name="Légende">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oto Sans Mono CJK SC"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creator>Arnaud NOIR</dc:creator>
    <meta:creation-date>2022-12-15T11:03:00Z</meta:creation-date>
    <dc:date>2026-01-04T01:10:00Z</dc:date>
    <meta:template xlink:href="Normal" xlink:type="simple"/>
    <meta:editing-cycles>22</meta:editing-cycles>
    <meta:editing-duration>PT4860S</meta:editing-duration>
    <meta:document-statistic meta:page-count="4" meta:paragraph-count="76" meta:word-count="1230" meta:character-count="7998" meta:row-count="171" meta:non-whitespace-character-count="6844"/>
  </office:meta>
</office:document-meta>
</file>